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08" calcext:value-type="float">
            <text:p>608</text:p>
          </table:table-cell>
          <table:table-cell table:style-name="ce7" table:formula="of:=COUNTIF([.B7:.B999];&quot;X&quot;)" office:value-type="float" office:value="503" calcext:value-type="float">
            <text:p>50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5" calcext:value-type="float">
            <text:p>55</text:p>
          </table:table-cell>
          <table:table-cell table:style-name="ce7" table:formula="of:=COUNTIF([.E7:.E999];&quot;X&quot;)" office:value-type="float" office:value="0" calcext:value-type="float">
            <text:p>0</text:p>
          </table:table-cell>
          <table:table-cell table:style-name="ce7" table:formula="of:=COUNTIF([.F7:.F999];&quot;X&quot;)" office:value-type="float" office:value="73" calcext:value-type="float">
            <text:p>73</text:p>
          </table:table-cell>
          <table:table-cell table:style-name="ce25" table:formula="of:=SUM([.B2:.F2])" office:value-type="float" office:value="645" calcext:value-type="float">
            <text:p>6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3" table:number-rows-repeated="34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12">00/00/0000</text:date>, <text:time style:data-style-name="N2" text:time-value="22:42:14.55375964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12T22:42:54.213517622</dc:date>
    <meta:editing-duration>PT17H15M17S</meta:editing-duration>
    <meta:editing-cycles>592</meta:editing-cycles>
    <meta:document-statistic meta:table-count="1" meta:cell-count="3648" meta:object-count="0"/>
  </office:meta>
</office:document-meta>
</file>